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5429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25-03-202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eamlineDavidSourceMatrix000_ohne_E_Ex10000IP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eamlineDavidSourceMatrix000_ohne_E_Ex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style-name="ce2" office:value-type="string" calcext:value-type="string">
            <text:p>BeamlineDavidSourceMatrix000_ohne_E.rm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ch unten(y) -70 verschoben </text:p>
          </table:table-cell>
        </table:table-row>
        <table:table-row table:style-name="ro1">
          <table:table-cell table:style-name="ce2" office:value-type="string" calcext:value-type="string">
            <text:p>FullBeamlineDavid1BigExitSlit.rm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>
            <text:p>FullBeamlineDavid1.rm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>
            <text:p>FullBeamlineDavid.rm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rong scale </text:p>
          </table:table-cell>
        </table:table-row>
        <table:table-row table:style-name="ro1">
          <table:table-cell table:style-name="ce2" office:value-type="string" calcext:value-type="string">
            <text:p>FullBeamlineDavidSourceMatrix000.rm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rong scale </text:p>
          </table:table-cell>
        </table:table-row>
        <table:table-row table:style-name="ro1">
          <table:table-cell office:value-type="string" calcext:value-type="string">
            <text:p>FullBeamlineDavidSourceMatrix000SpecialExit0_1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ullBeamlineDavidSourceMatrix000SpecialExit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style-name="ce2" office:value-type="string" calcext:value-type="string">
            <text:p>SimpleTestDoubleEllipsoidmitIP5000Rays.rm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known form</text:p>
          </table:table-cell>
        </table:table-row>
        <table:table-row table:style-name="ro1">
          <table:table-cell table:style-name="ce2" office:value-type="string" calcext:value-type="string">
            <text:p>SimpleTestDoubleEllipsoidmitIP.rm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3" office:value-type="string" calcext:value-type="string">
            <text:p>SimpleTestDoubleEllipsoid.rm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impleTestDoubleEllipsoidtest2.rm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ngenauigkeit 100</text:p>
          </table:table-cell>
        </table:table-row>
        <table:table-row table:style-name="ro1">
          <table:table-cell office:value-type="string" calcext:value-type="string">
            <text:p>SimpleTestDoublePLaneMirror.rm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mall y deviation 1e-14</text:p>
          </table:table-cell>
        </table:table-row>
        <table:table-row table:style-name="ro1">
          <table:table-cell office:value-type="string" calcext:value-type="string">
            <text:p>SimpleTestEllipsoid25_basic.rm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mall y deviation 1e-11</text:p>
          </table:table-cell>
        </table:table-row>
        <table:table-row table:style-name="ro1">
          <table:table-cell table:style-name="ce2" office:value-type="string" calcext:value-type="string">
            <text:p>SimpleTestEllipsoidmitIPmitPlaneROt.rm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known form</text:p>
          </table:table-cell>
        </table:table-row>
        <table:table-row table:style-name="ro1">
          <table:table-cell table:style-name="ce2" office:value-type="string" calcext:value-type="string">
            <text:p>SimpleTestEllipsoidmitIP.rm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known form</text:p>
          </table:table-cell>
        </table:table-row>
        <table:table-row table:style-name="ro1">
          <table:table-cell table:style-name="ce2" office:value-type="string" calcext:value-type="string">
            <text:p>SimpleTestEllipsoid.rm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known form</text:p>
          </table:table-cell>
        </table:table-row>
        <table:table-row table:style-name="ro1">
          <table:table-cell table:style-name="ce2" office:value-type="string" calcext:value-type="string">
            <text:p>SimpleTestEllipsoid_special.rm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impleTestGratingTest1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impleTestPlaneMirror16_01_10000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impleTestPlaneMirror16_01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impleTestPlaneMirror1mm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impleTestPlaneMirror.rml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lit_Cylinder.rml</text:p>
          </table:table-cell>
          <table:table-cell office:value-type="string" calcext:value-type="string">
            <text:p>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2:25:31.972400046</meta:creation-date>
    <dc:date>2022-03-25T14:14:16.034110140</dc:date>
    <meta:editing-duration>PT7M3S</meta:editing-duration>
    <meta:editing-cycles>1</meta:editing-cycles>
    <meta:document-statistic meta:table-count="1" meta:cell-count="63" meta:object-count="0"/>
    <meta:generator>LibreOffice/6.4.7.2$Linux_X86_64 LibreOffice_project/40$Build-2</meta:generator>
  </office:meta>
</office:document-meta>
</file>